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0.607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66cm" fo:min-width="10.607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82cm" fo:min-width="0.64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21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262cm"/>
    </style:style>
    <style:style style:name="gr9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9.205cm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12cm" fo:min-width="2.532cm"/>
    </style:style>
    <style:style style:name="gr1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9.437cm" fo:padding-top="0.139cm" fo:padding-bottom="0.139cm" fo:padding-left="0.264cm" fo:padding-right="0.264cm"/>
    </style:style>
    <style:style style:name="gr13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.356cm" fo:min-width="24.1cm"/>
    </style:style>
    <style:style style:name="gr1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995cm" fo:min-width="10.242cm"/>
    </style:style>
    <style:style style:name="gr1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8.87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11.107cm" svg:height="1.016cm" svg:x="10.124cm" svg:y="1.3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1.107cm" svg:height="1.016cm" svg:x="10.124cm" svg:y="0.30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xml:id="id1" draw:id="id1" draw:layer="layout" svg:width="1.143cm" svg:height="2.032cm" svg:x="8.99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A}§svg§600§TRUE§</svg:desc>
          <draw:polygon draw:style-name="gr4" draw:text-style-name="P4" draw:layer="layout" svg:width="0.369cm" svg:height="0.335cm" svg:x="9.367cm" svg:y="1.215cm" svg:viewBox="0 0 370 336" draw:points="185,336 0,336 0,0 370,0 370,336">
            <text:p/>
          </draw:polygon>
          <draw:path draw:style-name="gr5" draw:text-style-name="P5" draw:layer="layout" svg:width="0.338cm" svg:height="0.353cm" svg:x="9.382cm" svg:y="1.198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g>
          <svg:title>TexMaths</svg:title>
          <svg:desc>14§display§\sigma = \{ a[0] \mapsto 0, a[1] \mapsto 0, i \mapsto \alpha_i,  j \mapsto \alpha_j\}~~\pi = true§svg§600§FALSE§</svg:desc>
          <draw:polygon draw:style-name="gr6" draw:text-style-name="P6" draw:layer="layout" svg:width="10.793cm" svg:height="0.509cm" svg:x="10.275cm" svg:y="0.588cm" svg:viewBox="0 0 10794 510" draw:points="5397,510 0,510 0,0 10794,0 10794,510">
            <text:p/>
          </draw:polygon>
          <draw:path draw:style-name="gr5" draw:text-style-name="P5" draw:layer="layout" svg:width="0.261cm" svg:height="0.217cm" svg:x="10.293cm" svg:y="0.744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0.737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1.263cm" svg:y="0.587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11.492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1.79cm" svg:y="0.587cm" svg:viewBox="0 0 69 493" draw:points="69,493 69,473 20,473 20,20 69,20 69,0 0,0 0,493">
            <text:p/>
          </draw:polygon>
          <draw:path draw:style-name="gr5" draw:text-style-name="P5" draw:layer="layout" svg:width="0.208cm" svg:height="0.339cm" svg:x="11.886cm" svg:y="0.629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12.124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2.413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2.413cm" svg:y="0.705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13.032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3.3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13.495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3.793cm" svg:y="0.587cm" svg:viewBox="0 0 69 493" draw:points="69,493 69,473 20,473 20,20 69,20 69,0 0,0 0,493">
            <text:p/>
          </draw:polygon>
          <draw:path draw:style-name="gr5" draw:text-style-name="P5" draw:layer="layout" svg:width="0.163cm" svg:height="0.328cm" svg:x="13.915cm" svg:y="0.629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14.128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4.416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4.416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15.035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5.304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15.494cm" svg:y="0.63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15.812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5.812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6.432cm" svg:y="0.7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6.742cm" svg:y="0.801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16.932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17.101cm" svg:y="0.63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17.5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7.5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8.121cm" svg:y="0.7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8.415cm" svg:y="0.801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8.657cm" svg:y="0.587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9.208cm" svg:y="0.744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9.656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52cm" svg:height="0.314cm" svg:x="20.158cm" svg:y="0.649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201cm" svg:height="0.223cm" svg:x="20.338cm" svg:y="0.73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5" draw:text-style-name="P5" draw:layer="layout" svg:width="0.254cm" svg:height="0.223cm" svg:x="20.573cm" svg:y="0.738cm" svg:viewBox="0 0 255 224" svg:d="M158 192c6 19 24 32 45 32 17 0 28-11 36-27 9-18 16-49 16-49 0-5-6-5-7-5-4 0-6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5" draw:text-style-name="P5" draw:layer="layout" svg:width="0.189cm" svg:height="0.223cm" svg:x="20.862cm" svg:y="0.73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i &gt; 1 || j &gt; 1)}§svg§600§FALSE§</svg:desc>
          <draw:polygon draw:style-name="gr6" draw:text-style-name="P6" draw:layer="layout" svg:width="4.898cm" svg:height="0.45cm" svg:x="12.295cm" svg:y="1.64cm" svg:viewBox="0 0 4899 451" draw:points="2449,451 0,451 0,0 4899,0 4899,451">
            <text:p/>
          </draw:polygon>
          <draw:path draw:style-name="gr5" draw:text-style-name="P5" draw:layer="layout" svg:width="0.187cm" svg:height="0.301cm" svg:x="12.333cm" svg:y="1.68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5" draw:text-style-name="P5" draw:layer="layout" svg:width="0.195cm" svg:height="0.304cm" svg:x="12.574cm" svg:y="1.677cm" svg:viewBox="0 0 196 305" svg:d="M105 122h60c7 0 20 0 20-14 0-16-11-16-20-16h-60v-23c0-38 32-38 48-38 0 1 4 21 22 21 10 0 21-9 21-23 0-29-39-29-48-29-39 0-78 22-78 66v26h-49c-8 0-21 0-21 16 0 14 13 14 21 14h49v152h-49c-8 0-21 0-21 16 0 15 13 15 21 15h133c8 0 21 0 21-15 0-16-13-16-21-16h-49z">
            <text:p/>
          </draw:path>
          <draw:path draw:style-name="gr5" draw:text-style-name="P5" draw:layer="layout" svg:width="0.131cm" svg:height="0.383cm" svg:x="13.153cm" svg:y="1.639cm" svg:viewBox="0 0 132 384" svg:d="M132 370c0-7-5-10-13-16-62-42-84-108-84-162 0-49 18-118 85-164 7-4 12-7 12-14 0-4-3-14-16-14-15 0-116 66-116 192 0 59 22 103 41 127 26 37 63 65 75 65 13 0 16-10 16-14z">
            <text:p/>
          </draw:path>
          <draw:path draw:style-name="gr5" draw:text-style-name="P5" draw:layer="layout" svg:width="0.187cm" svg:height="0.301cm" svg:x="13.363cm" svg:y="1.68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5" draw:text-style-name="P5" draw:layer="layout" svg:width="0.203cm" svg:height="0.247cm" svg:x="13.869cm" svg:y="1.708cm" svg:viewBox="0 0 204 248" svg:d="M193 140c4-3 11-7 11-17 0-5-4-11-9-15l-164-102c-7-6-9-6-14-6-7 0-17 6-17 17 0 10 7 14 11 17l143 89-143 90c-4 4-11 8-11 17 0 11 10 18 17 18 5 0 7-2 14-6z">
            <text:p/>
          </draw:path>
          <draw:path draw:style-name="gr5" draw:text-style-name="P5" draw:layer="layout" svg:width="0.166cm" svg:height="0.307cm" svg:x="14.409cm" svg:y="1.67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5" draw:text-style-name="P5" draw:layer="layout" svg:width="0.035cm" svg:height="0.383cm" svg:x="14.985cm" svg:y="1.639cm" svg:viewBox="0 0 36 384" svg:d="M36 24c0-7 0-24-18-24s-18 17-18 24v337c0 6 0 23 18 23s18-17 18-23z">
            <text:p/>
          </draw:path>
          <draw:path draw:style-name="gr5" draw:text-style-name="P5" draw:layer="layout" svg:width="0.035cm" svg:height="0.383cm" svg:x="15.242cm" svg:y="1.639cm" svg:viewBox="0 0 36 384" svg:d="M36 24c0-7 0-24-18-24s-18 17-18 24v337c0 6 0 23 18 23s18-17 18-23z">
            <text:p/>
          </draw:path>
          <draw:path draw:style-name="gr5" draw:text-style-name="P5" draw:layer="layout" svg:width="0.157cm" svg:height="0.413cm" svg:x="15.669cm" svg:y="1.68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203cm" svg:height="0.247cm" svg:x="16.189cm" svg:y="1.708cm" svg:viewBox="0 0 204 248" svg:d="M193 140c4-3 11-7 11-17 0-5-4-11-9-15l-164-102c-7-6-9-6-14-6-7 0-17 6-17 17 0 10 7 14 11 17l143 89-143 90c-4 4-11 8-11 17 0 11 10 18 17 18 5 0 7-2 14-6z">
            <text:p/>
          </draw:path>
          <draw:path draw:style-name="gr5" draw:text-style-name="P5" draw:layer="layout" svg:width="0.166cm" svg:height="0.307cm" svg:x="16.729cm" svg:y="1.67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5" draw:text-style-name="P5" draw:layer="layout" svg:width="0.131cm" svg:height="0.383cm" svg:x="16.978cm" svg:y="1.639cm" svg:viewBox="0 0 132 384" svg:d="M132 192c0-59-24-104-41-128-27-36-63-64-76-64-12 0-15 10-15 14 0 7 6 11 8 13 82 53 89 133 89 165 0 49-19 117-86 162-7 6-11 9-11 16 0 4 3 14 15 14 14 0 117-66 117-192z">
            <text:p/>
          </draw:path>
        </draw:g>
        <draw:g>
          <draw:custom-shape draw:style-name="gr7" draw:text-style-name="P1" draw:layer="layout" svg:width="13.713cm" svg:height="1.016cm" svg:x="1.484cm" svg:y="4.32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xml:id="id2" draw:id="id2" draw:layer="layout" svg:width="13.713cm" svg:height="1.016cm" svg:x="1.484cm" svg:y="3.30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0.354cm" svg:y="3.3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B}§svg§600§TRUE§</svg:desc>
          <draw:polygon draw:style-name="gr4" draw:text-style-name="P4" draw:layer="layout" svg:width="0.348cm" svg:height="0.335cm" svg:x="0.728cm" svg:y="4.201cm" svg:viewBox="0 0 349 336" draw:points="175,336 0,336 0,0 349,0 349,336">
            <text:p/>
          </draw:polygon>
          <draw:path draw:style-name="gr5" draw:text-style-name="P5" draw:layer="layout" svg:width="0.303cm" svg:height="0.336cm" svg:x="0.746cm" svg:y="4.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a[i] = 5;}§svg§600§FALSE§</svg:desc>
          <draw:polygon draw:style-name="gr6" draw:text-style-name="P6" draw:layer="layout" svg:width="2.319cm" svg:height="0.41cm" svg:x="6.054cm" svg:y="4.685cm" svg:viewBox="0 0 2320 411" draw:points="1159,411 0,411 0,0 2320,0 2320,411">
            <text:p/>
          </draw:polygon>
          <draw:path draw:style-name="gr5" draw:text-style-name="P5" draw:layer="layout" svg:width="0.231cm" svg:height="0.22cm" svg:x="6.081cm" svg:y="4.81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5" draw:text-style-name="P5" draw:layer="layout" svg:width="0.129cm" svg:height="0.383cm" svg:x="6.421cm" svg:y="4.684cm" svg:viewBox="0 0 130 384" svg:d="M111 31c7 0 19 0 19-16 0-15-12-15-19-15h-91c-17 0-20 4-20 20v344c0 16 3 20 20 20h91c7 0 19 0 19-14 0-15-12-15-19-15h-76v-324z">
            <text:p/>
          </draw:path>
          <draw:path draw:style-name="gr5" draw:text-style-name="P5" draw:layer="layout" svg:width="0.187cm" svg:height="0.302cm" svg:x="6.607cm" svg:y="4.725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5" draw:text-style-name="P5" draw:layer="layout" svg:width="0.129cm" svg:height="0.383cm" svg:x="6.846cm" svg:y="4.684cm" svg:viewBox="0 0 130 384" svg:d="M130 20c0-14-3-20-19-20h-91c-7 0-20 0-20 15 0 16 13 16 20 16h75v324h-75c-7 0-20 0-20 14 0 15 13 15 20 15h91c15 0 19-4 19-20z">
            <text:p/>
          </draw:path>
          <draw:path draw:style-name="gr5" draw:text-style-name="P5" draw:layer="layout" svg:width="0.22cm" svg:height="0.11cm" svg:x="7.36cm" svg:y="4.821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7.883cm" svg:y="4.725cm" svg:viewBox="0 0 209 308" svg:d="M112 109c-18 0-39 5-60 16v-94h119c7 0 19 0 19-16 0-15-11-15-19-15h-133c-17 0-20 4-20 20v131c0 10 0 21 16 21 8 0 11-2 15-7 13-16 34-25 62-25 40 0 63 37 63 69 0 39-35 68-77 68-14 0-45-4-59-30 3-3 7-6 7-16 0-15-13-22-23-22-7 0-22 4-22 24 0 40 42 75 97 75 63 0 112-45 112-99 0-51-40-100-97-100z">
            <text:p/>
          </draw:path>
          <draw:path draw:style-name="gr5" draw:text-style-name="P5" draw:layer="layout" svg:width="0.075cm" svg:height="0.281cm" svg:x="8.203cm" svg:y="4.814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draw:custom-shape draw:style-name="gr8" draw:text-style-name="P1" draw:layer="layout" svg:width="13.762cm" svg:height="1.016cm" svg:x="16.524cm" svg:y="4.3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xml:id="id4" draw:id="id4" draw:layer="layout" svg:width="13.762cm" svg:height="1.016cm" svg:x="16.524cm" svg:y="3.3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15.394cm" svg:y="3.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C}§svg§600§TRUE§</svg:desc>
          <draw:polygon draw:style-name="gr4" draw:text-style-name="P4" draw:layer="layout" svg:width="0.355cm" svg:height="0.335cm" svg:x="15.768cm" svg:y="4.215cm" svg:viewBox="0 0 356 336" draw:points="178,336 0,336 0,0 356,0 356,336">
            <text:p/>
          </draw:polygon>
          <draw:path draw:style-name="gr5" draw:text-style-name="P5" draw:layer="layout" svg:width="0.3cm" svg:height="0.359cm" svg:x="15.796cm" svg:y="4.202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return;}§svg§600§FALSE§</svg:desc>
          <draw:polygon draw:style-name="gr6" draw:text-style-name="P6" draw:layer="layout" svg:width="1.802cm" svg:height="0.34cm" svg:x="21.996cm" svg:y="4.664cm" svg:viewBox="0 0 1803 341" draw:points="902,341 0,341 0,0 1803,0 1803,341">
            <text:p/>
          </draw:polygon>
          <draw:path draw:style-name="gr5" draw:text-style-name="P5" draw:layer="layout" svg:width="0.224cm" svg:height="0.216cm" svg:x="22.011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2cm" svg:height="0.22cm" svg:x="22.28cm" svg:y="4.719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5" draw:text-style-name="P5" draw:layer="layout" svg:width="0.209cm" svg:height="0.277cm" svg:x="22.522cm" svg:y="4.663cm" svg:viewBox="0 0 210 278" svg:d="M98 91h81c7 0 20 0 20-15 0-16-13-16-20-16h-81v-40c0-9 0-20-17-20-18 0-18 10-18 20v40h-42c-8 0-21 0-21 16 0 15 13 15 20 15h43v121c0 47 34 66 70 66s77-21 77-66c0-9 0-20-17-20s-17 11-17 20c-1 30-29 35-40 35-38 0-38-26-38-38z">
            <text:p/>
          </draw:path>
          <draw:path draw:style-name="gr5" draw:text-style-name="P5" draw:layer="layout" svg:width="0.247cm" svg:height="0.216cm" svg:x="22.774cm" svg:y="4.723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5" draw:text-style-name="P5" draw:layer="layout" svg:width="0.224cm" svg:height="0.216cm" svg:x="23.042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47cm" svg:height="0.216cm" svg:x="23.288cm" svg:y="4.72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5" draw:text-style-name="P5" draw:layer="layout" svg:width="0.075cm" svg:height="0.281cm" svg:x="23.628cm" svg:y="4.723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connector draw:style-name="gr9" draw:text-style-name="P1" draw:layer="layout" draw:type="lines" draw:line-skew="-0.152cm" svg:x1="8.994cm" svg:y1="1.324cm" svg:x2="8.34cm" svg:y2="3.309cm" draw:start-shape="id1" draw:start-glue-point="3" draw:end-shape="id2" svg:d="M8994 1324h-654v1484 501" svg:viewBox="0 0 655 1986">
          <text:p/>
        </draw:connector>
        <draw:connector draw:style-name="gr9" draw:text-style-name="P1" draw:layer="layout" draw:type="lines" draw:line-skew="1.666cm" svg:x1="21.231cm" svg:y1="1.325cm" svg:x2="23.405cm" svg:y2="3.31cm" draw:start-shape="id3" draw:start-glue-point="1" draw:end-shape="id4" draw:end-glue-point="0" svg:d="M21231 1325h2166l8 1484v501" svg:viewBox="0 0 2175 1986">
          <text:p/>
        </draw:connector>
        <draw:connector draw:style-name="gr9" draw:text-style-name="P1" draw:layer="layout" draw:type="lines" draw:line-skew="0cm -0.367cm" svg:x1="8.274cm" svg:y1="5.338cm" svg:x2="11.315cm" svg:y2="6.708cm" draw:start-shape="id5" draw:start-glue-point="2" draw:end-shape="id6" draw:end-glue-point="0" svg:d="M8274 5338v500l3041 2v868" svg:viewBox="0 0 3042 1371">
          <text:p/>
        </draw:connector>
        <draw:g>
          <svg:title>TexMaths</svg:title>
          <svg:desc>14§display§\alpha_i \leq 1 \wedge \alpha_j \leq 1§svg§600§FALSE§</svg:desc>
          <draw:polygon draw:style-name="gr6" draw:text-style-name="P6" draw:layer="layout" svg:width="3.344cm" svg:height="0.457cm" svg:x="4.49cm" svg:y="1.138cm" svg:viewBox="0 0 3345 458" draw:points="1673,458 0,458 0,0 3345,0 3345,458">
            <text:p/>
          </draw:polygon>
          <draw:path draw:style-name="gr5" draw:text-style-name="P5" draw:layer="layout" svg:width="0.276cm" svg:height="0.223cm" svg:x="4.51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4.82cm" svg:y="1.299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5.145cm" svg:y="1.141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5.666cm" svg:y="1.12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6.004cm" svg:y="1.15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6.433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6.726cm" svg:y="1.299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381cm" svg:x="7.111cm" svg:y="1.141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7.632cm" svg:y="1.127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alpha_i &gt; 1 \vee \alpha_j &gt; 1§svg§600§FALSE§</svg:desc>
          <draw:polygon draw:style-name="gr6" draw:text-style-name="P6" draw:layer="layout" svg:width="3.344cm" svg:height="0.457cm" svg:x="23.964cm" svg:y="1.113cm" svg:viewBox="0 0 3345 458" draw:points="1673,458 0,458 0,0 3345,0 3345,458">
            <text:p/>
          </draw:polygon>
          <draw:path draw:style-name="gr5" draw:text-style-name="P5" draw:layer="layout" svg:width="0.276cm" svg:height="0.223cm" svg:x="23.984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4.294cm" svg:y="1.27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286cm" svg:x="24.619cm" svg:y="1.164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5.14cm" svg:y="1.10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5.478cm" svg:y="1.134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276cm" svg:height="0.223cm" svg:x="25.907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6.2cm" svg:y="1.274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286cm" svg:x="26.585cm" svg:y="1.164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7.106cm" svg:y="1.102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, j \mapsto \alpha_j \}~\pi = \alpha_i &gt; 1 \vee \alpha_j &gt; 1§svg§600§FALSE§</svg:desc>
          <draw:polygon draw:style-name="gr6" draw:text-style-name="P6" draw:layer="layout" svg:width="13.051cm" svg:height="0.509cm" svg:x="16.677cm" svg:y="3.59cm" svg:viewBox="0 0 13052 510" draw:points="6527,510 0,510 0,0 13052,0 13052,510">
            <text:p/>
          </draw:polygon>
          <draw:path draw:style-name="gr5" draw:text-style-name="P5" draw:layer="layout" svg:width="0.261cm" svg:height="0.217cm" svg:x="16.695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7.13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7.665cm" svg:y="3.5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17.894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8.192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18.288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18.526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18.81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8.815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19.434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9.702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19.897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20.195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20.317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20.53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20.818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0.818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21.437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1.706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21.896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22.214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2.214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2.83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3.14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23.334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23.503cm" svg:y="3.6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23.902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3.902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4.522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4.816cm" svg:y="3.8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25.059cm" svg:y="3.5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25.446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25.894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26.40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6.715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286cm" svg:x="27.04cm" svg:y="3.693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7.56cm" svg:y="3.6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7.898cm" svg:y="3.663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276cm" svg:height="0.223cm" svg:x="28.328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8.62cm" svg:y="3.8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286cm" svg:x="29.005cm" svg:y="3.693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9.526cm" svg:y="3.631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, j \mapsto \alpha_j \}~~\pi = \alpha_i \leq 1 \wedge \alpha_j \leq 1§svg§600§FALSE§</svg:desc>
          <draw:polygon draw:style-name="gr6" draw:text-style-name="P6" draw:layer="layout" svg:width="13.215cm" svg:height="0.509cm" svg:x="1.638cm" svg:y="3.59cm" svg:viewBox="0 0 13216 510" draw:points="6608,510 0,510 0,0 13216,0 13216,510">
            <text:p/>
          </draw:polygon>
          <draw:path draw:style-name="gr5" draw:text-style-name="P5" draw:layer="layout" svg:width="0.261cm" svg:height="0.217cm" svg:x="1.656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2.1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.626cm" svg:y="3.5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2.855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3.153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3.249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3.487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3.776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3.776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4.395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4.663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4.858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5.156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5.278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5.491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5.779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5.779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6.398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667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6.857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7.17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7.175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7.795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8.105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8.295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8.464cm" svg:y="3.6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8.863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8.863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9.48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9.778cm" svg:y="3.8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0.02cm" svg:y="3.5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0.571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1.01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1.53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8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12.165cm" svg:y="3.6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2.685cm" svg:y="3.6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3.023cm" svg:y="3.663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3.453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3.745cm" svg:y="3.8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14.13cm" svg:y="3.6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4.651cm" svg:y="3.631cm" svg:viewBox="0 0 164 329" svg:d="M102 13c0-12 0-13-11-13-31 32-76 32-91 32v16c10 0 39 0 64-14v256c0 18-1 24-46 24h-15v15c18-1 60-1 81-1 20 0 63 0 80 1v-15h-16c-44 0-46-6-46-24z">
            <text:p/>
          </draw:path>
        </draw:g>
        <draw:g xml:id="id6" draw:id="id6">
          <draw:custom-shape draw:style-name="gr10" draw:text-style-name="P1" draw:layer="layout" svg:width="19.705cm" svg:height="1.016cm" svg:x="1.463cm" svg:y="7.72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9.705cm" svg:height="1.016cm" svg:x="1.463cm" svg:y="6.70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0.333cm" svg:y="6.7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}§svg§600§TRUE§</svg:desc>
          <draw:polygon draw:style-name="gr4" draw:text-style-name="P4" draw:layer="layout" svg:width="0.374cm" svg:height="0.335cm" svg:x="0.708cm" svg:y="7.601cm" svg:viewBox="0 0 375 336" draw:points="188,336 0,336 0,0 375,0 375,336">
            <text:p/>
          </draw:polygon>
          <draw:path draw:style-name="gr5" draw:text-style-name="P5" draw:layer="layout" svg:width="0.331cm" svg:height="0.336cm" svg:x="0.725cm" svg:y="7.6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assert(a[j] != 5);}§svg§600§FALSE§</svg:desc>
          <draw:polygon draw:style-name="gr6" draw:text-style-name="P6" draw:layer="layout" svg:width="4.634cm" svg:height="0.45cm" svg:x="8.936cm" svg:y="8.085cm" svg:viewBox="0 0 4635 451" draw:points="2318,451 0,451 0,0 4635,0 4635,451">
            <text:p/>
          </draw:polygon>
          <draw:path draw:style-name="gr5" draw:text-style-name="P5" draw:layer="layout" svg:width="0.231cm" svg:height="0.22cm" svg:x="8.963cm" svg:y="8.21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91cm" svg:height="0.22cm" svg:x="9.229cm" svg:y="8.21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191cm" svg:height="0.22cm" svg:x="9.486cm" svg:y="8.21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202cm" svg:height="0.22cm" svg:x="9.735cm" svg:y="8.21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5" draw:text-style-name="P5" draw:layer="layout" svg:width="0.224cm" svg:height="0.216cm" svg:x="9.982cm" svg:y="8.211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9cm" svg:height="0.276cm" svg:x="10.235cm" svg:y="8.153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131cm" svg:height="0.383cm" svg:x="10.565cm" svg:y="8.084cm" svg:viewBox="0 0 132 384" svg:d="M132 370c0-7-5-10-13-16-62-42-85-108-85-162 0-49 19-118 86-164 7-4 12-7 12-14 0-4-3-14-16-14-15 0-116 66-116 192 0 59 22 103 41 127 26 37 63 65 75 65 13 0 16-10 16-14z">
            <text:p/>
          </draw:path>
          <draw:path draw:style-name="gr5" draw:text-style-name="P5" draw:layer="layout" svg:width="0.231cm" svg:height="0.22cm" svg:x="10.764cm" svg:y="8.21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29cm" svg:height="0.383cm" svg:x="11.104cm" svg:y="8.084cm" svg:viewBox="0 0 130 384" svg:d="M111 31c7 0 19 0 19-16 0-15-12-15-19-15h-91c-17 0-20 4-20 20v344c0 15 3 20 20 20h91c7 0 19 0 19-14 0-16-12-16-19-16h-76v-323z">
            <text:p/>
          </draw:path>
          <draw:path draw:style-name="gr5" draw:text-style-name="P5" draw:layer="layout" svg:width="0.157cm" svg:height="0.413cm" svg:x="11.275cm" svg:y="8.125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129cm" svg:height="0.383cm" svg:x="11.53cm" svg:y="8.084cm" svg:viewBox="0 0 130 384" svg:d="M130 20c0-14-3-20-19-20h-91c-7 0-20 0-20 15 0 16 13 16 20 16h75v323h-75c-7 0-20 0-20 14 0 16 13 16 20 16h91c15 0 19-5 19-20z">
            <text:p/>
          </draw:path>
          <draw:path draw:style-name="gr5" draw:text-style-name="P5" draw:layer="layout" svg:width="0.049cm" svg:height="0.307cm" svg:x="12.129cm" svg:y="8.12cm" svg:viewBox="0 0 50 308" svg:d="M50 28c0-27-21-28-25-28s-25 1-25 28c0 17 3 94 4 116 0 20 0 39 2 59 0 14 12 14 19 14 18 0 20-4 21-24 2-26 2-59 2-85 1-27 2-53 2-80zM50 283c0-14-11-25-25-25s-25 11-25 25 11 25 25 25 25-11 25-25z">
            <text:p/>
          </draw:path>
          <draw:path draw:style-name="gr5" draw:text-style-name="P5" draw:layer="layout" svg:width="0.22cm" svg:height="0.11cm" svg:x="12.301cm" svg:y="8.221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12.823cm" svg:y="8.125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5" draw:text-style-name="P5" draw:layer="layout" svg:width="0.131cm" svg:height="0.383cm" svg:x="13.099cm" svg:y="8.084cm" svg:viewBox="0 0 132 384" svg:d="M132 192c0-59-24-104-41-128-27-36-63-64-76-64-12 0-15 10-15 14 0 7 6 11 8 13 82 53 89 133 89 165 0 49-19 117-86 162-7 6-11 9-11 16 0 4 3 14 15 14 14 0 117-66 117-192z">
            <text:p/>
          </draw:path>
          <draw:path draw:style-name="gr5" draw:text-style-name="P5" draw:layer="layout" svg:width="0.075cm" svg:height="0.28cm" svg:x="13.402cm" svg:y="8.214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sigma = \{~a[0] \mapsto ite(\alpha_i = 0, 5, 0), a[1] \mapsto ite(\alpha_i = 1, 5, 0)~, i \mapsto \alpha_i, j \mapsto \alpha_j \}~\pi = \alpha_i \leq 1 \wedge \alpha_j \leq 1§svg§600§FALSE§</svg:desc>
          <draw:polygon draw:style-name="gr6" draw:text-style-name="P6" draw:layer="layout" svg:width="19.407cm" svg:height="0.509cm" svg:x="1.556cm" svg:y="6.99cm" svg:viewBox="0 0 19408 510" draw:points="9705,510 0,510 0,0 19408,0 19408,510">
            <text:p/>
          </draw:polygon>
          <draw:path draw:style-name="gr5" draw:text-style-name="P5" draw:layer="layout" svg:width="0.261cm" svg:height="0.217cm" svg:x="1.574cm" svg:y="7.1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2.018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.544cm" svg:y="6.9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2.938cm" svg:y="7.1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3.235cm" svg:y="6.989cm" svg:viewBox="0 0 69 493" draw:points="69,493 69,473 20,473 20,20 69,20 69,0 0,0 0,493">
            <text:p/>
          </draw:polygon>
          <draw:path draw:style-name="gr5" draw:text-style-name="P5" draw:layer="layout" svg:width="0.208cm" svg:height="0.339cm" svg:x="3.333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3.569cm" svg:y="6.989cm" svg:viewBox="0 0 69 493" draw:points="69,0 0,0 0,20 49,20 49,473 0,473 0,493 69,493">
            <text:p/>
          </draw:polygon>
          <draw:path draw:style-name="gr5" draw:text-style-name="P5" draw:layer="layout" svg:width="0.034cm" svg:height="0.184cm" svg:x="3.858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3.858cm" svg:y="7.1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31cm" svg:height="0.331cm" svg:x="4.472cm" svg:y="7.0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152cm" svg:height="0.314cm" svg:x="4.637cm" svg:y="7.051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4.826cm" svg:y="7.1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5" draw:text-style-name="P5" draw:layer="layout" svg:width="0.115cm" svg:height="0.492cm" svg:x="5.08cm" svg:y="6.989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5.242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5.552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5.864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6.373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642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96cm" svg:height="0.339cm" svg:x="6.842cm" svg:y="7.031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7.106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8cm" svg:height="0.339cm" svg:x="7.3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7.554cm" svg:y="6.989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058cm" svg:height="0.147cm" svg:x="7.759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7.954cm" svg:y="7.1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8.252cm" svg:y="6.989cm" svg:viewBox="0 0 69 493" draw:points="69,493 69,473 20,473 20,20 69,20 69,0 0,0 0,493">
            <text:p/>
          </draw:polygon>
          <draw:path draw:style-name="gr5" draw:text-style-name="P5" draw:layer="layout" svg:width="0.163cm" svg:height="0.328cm" svg:x="8.374cm" svg:y="7.0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8.585cm" svg:y="6.989cm" svg:viewBox="0 0 69 493" draw:points="69,0 0,0 0,20 49,20 49,473 0,473 0,493 69,493">
            <text:p/>
          </draw:polygon>
          <draw:path draw:style-name="gr5" draw:text-style-name="P5" draw:layer="layout" svg:width="0.034cm" svg:height="0.184cm" svg:x="8.875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8.875cm" svg:y="7.1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31cm" svg:height="0.331cm" svg:x="9.49cm" svg:y="7.032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9.655cm" svg:y="7.051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9.844cm" svg:y="7.14cm" svg:viewBox="0 0 190 224" svg:d="M70 105c14 0 50-1 76-13 35-14 37-43 37-50 0-21-19-42-53-42-56 0-130 48-130 134 0 51 29 90 78 90 70 0 112-52 112-59 0-3-2-5-5-5s-4 1-7 4c-39 49-93 49-100 49-37 0-42-41-42-58 0-5 0-21 7-50zM46 94c20-76 72-83 84-83 23 0 37 14 37 31 0 52-80 52-100 52z">
            <text:p/>
          </draw:path>
          <draw:path draw:style-name="gr5" draw:text-style-name="P5" draw:layer="layout" svg:width="0.115cm" svg:height="0.492cm" svg:x="10.097cm" svg:y="6.989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10.26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0.569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10.881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11.416cm" svg:y="7.0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058cm" svg:height="0.147cm" svg:x="11.66cm" svg:y="7.30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96cm" svg:height="0.339cm" svg:x="11.86cm" svg:y="7.031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12.123cm" svg:y="7.30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08cm" svg:height="0.339cm" svg:x="12.318cm" svg:y="7.0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12.571cm" svg:y="6.989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058cm" svg:height="0.147cm" svg:x="12.941cm" svg:y="7.30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13.131cm" svg:y="7.032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034cm" svg:height="0.184cm" svg:x="13.449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3.449cm" svg:y="7.1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14.069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4.378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14.569cm" svg:y="7.3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14.738cm" svg:y="7.0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15.139cm" svg:y="7.1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5.139cm" svg:y="7.1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5.757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6.051cm" svg:y="7.2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6.294cm" svg:y="6.9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6.681cm" svg:y="7.1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7.129cm" svg:y="7.1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7.639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7.95cm" svg:y="7.2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18.275cm" svg:y="7.0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8.795cm" svg:y="7.0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9.133cm" svg:y="7.063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9.563cm" svg:y="7.1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9.855cm" svg:y="7.2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20.24cm" svg:y="7.0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20.761cm" svg:y="7.031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11" draw:text-style-name="P2" xml:id="id5" draw:id="id5" draw:layer="layout" svg:width="3.032cm" svg:height="0.762cm" svg:x="6.758cm" svg:y="4.5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.039cm" svg:height="0.762cm" svg:x="2.782cm" svg:y="6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24.772cm" svg:height="1.778cm" svg:x="1.247cm" svg:y="9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ite(\alpha_j = 0, ite(\alpha_i = 0, 5, 0), ite(\alpha_i = 1, 5, 0)) \wedge \alpha_i \leq 1 \wedge \alpha_j \leq 1§svg§600§TRUE§</svg:desc>
          <draw:polygon draw:style-name="gr4" draw:text-style-name="P4" draw:layer="layout" svg:width="13.219cm" svg:height="0.509cm" svg:x="1.532cm" svg:y="10.434cm" svg:viewBox="0 0 13220 510" draw:points="6611,510 0,510 0,0 13220,0 13220,510">
            <text:p/>
          </draw:polygon>
          <draw:path draw:style-name="gr5" draw:text-style-name="P5" draw:layer="layout" svg:width="0.131cm" svg:height="0.331cm" svg:x="1.546cm" svg:y="10.476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1.713cm" svg:y="10.495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1.9cm" svg:y="10.58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5" draw:text-style-name="P5" draw:layer="layout" svg:width="0.115cm" svg:height="0.492cm" svg:x="2.155cm" svg:y="10.433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2.317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.61cm" svg:y="10.647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2.982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3.492cm" svg:y="10.475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3.759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3.95cm" svg:y="10.476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4.116cm" svg:y="10.495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4.304cm" svg:y="10.584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  <draw:path draw:style-name="gr5" draw:text-style-name="P5" draw:layer="layout" svg:width="0.115cm" svg:height="0.492cm" svg:x="4.559cm" svg:y="10.433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4.721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5.031cm" svg:y="10.647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5.341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5.851cm" svg:y="10.475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6.12cm" svg:y="10.75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96cm" svg:height="0.339cm" svg:x="6.32cm" svg:y="10.475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6.583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08cm" svg:height="0.339cm" svg:x="6.778cm" svg:y="10.475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7.033cm" svg:y="10.433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058cm" svg:height="0.147cm" svg:x="7.237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7.427cm" svg:y="10.476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152cm" svg:height="0.314cm" svg:x="7.593cm" svg:y="10.495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189cm" svg:height="0.223cm" svg:x="7.782cm" svg:y="10.584cm" svg:viewBox="0 0 190 224" svg:d="M70 105c14 0 50-1 76-13 35-14 37-43 37-50 0-21-19-42-53-42-56 0-130 48-130 134 0 51 29 90 78 90 70 0 112-52 112-59 0-3-2-5-5-5s-4 1-7 4c-39 49-93 49-100 49-37 0-42-41-42-58 0-5 0-21 7-50zM46 94c20-76 72-83 84-83 23 0 37 14 37 31 0 52-80 52-100 52z">
            <text:p/>
          </draw:path>
          <draw:path draw:style-name="gr5" draw:text-style-name="P5" draw:layer="layout" svg:width="0.115cm" svg:height="0.492cm" svg:x="8.036cm" svg:y="10.433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8.197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8.507cm" svg:y="10.647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8.819cm" svg:y="10.622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9.354cm" svg:y="10.475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058cm" svg:height="0.147cm" svg:x="9.597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96cm" svg:height="0.339cm" svg:x="9.797cm" svg:y="10.475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10.061cm" svg:y="10.75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08cm" svg:height="0.339cm" svg:x="10.255cm" svg:y="10.475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10.509cm" svg:y="10.433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115cm" svg:height="0.492cm" svg:x="10.7cm" svg:y="10.433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273cm" svg:height="0.306cm" svg:x="10.999cm" svg:y="10.507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1.428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738cm" svg:y="10.647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12.063cm" svg:y="10.489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2.583cm" svg:y="10.475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2.921cm" svg:y="10.507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3.351cm" svg:y="10.58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3.645cm" svg:y="10.647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381cm" svg:x="14.03cm" svg:y="10.489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4.55cm" svg:y="10.475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14" draw:text-style-name="P8" draw:layer="layout" svg:width="10.876cm" svg:height="1.379cm" svg:x="14.963cm" svg:y="9.9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if}~(\alpha_i = 0 \wedge \alpha_j = 0) \vee (\alpha_i = 1 \wedge \alpha_j = 1)~\text{ERROR}§svg§600§TRUE§</svg:desc>
          <draw:polygon draw:style-name="gr4" draw:text-style-name="P4" draw:layer="layout" svg:width="10.394cm" svg:height="0.509cm" svg:x="15.201cm" svg:y="10.441cm" svg:viewBox="0 0 10395 510" draw:points="5197,510 0,510 0,0 10395,0 10395,510">
            <text:p/>
          </draw:polygon>
          <draw:path draw:style-name="gr5" draw:text-style-name="P5" draw:layer="layout" svg:width="0.105cm" svg:height="0.33cm" svg:x="15.218cm" svg:y="10.479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5" draw:text-style-name="P5" draw:layer="layout" svg:width="0.16cm" svg:height="0.348cm" svg:x="15.354cm" svg:y="10.462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5" draw:text-style-name="P5" draw:layer="layout" svg:width="0.115cm" svg:height="0.492cm" svg:x="15.701cm" svg:y="10.44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15.863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6.173cm" svg:y="10.65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16.485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6.994cm" svg:y="10.482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17.356cm" svg:y="10.514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7.785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8.079cm" svg:y="10.654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28cm" svg:height="0.115cm" svg:x="18.45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8.96cm" svg:y="10.482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ath draw:style-name="gr5" draw:text-style-name="P5" draw:layer="layout" svg:width="0.115cm" svg:height="0.492cm" svg:x="19.213cm" svg:y="10.44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273cm" svg:height="0.306cm" svg:x="19.513cm" svg:y="10.514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115cm" svg:height="0.492cm" svg:x="19.971cm" svg:y="10.44cm" svg:viewBox="0 0 116 493" svg:d="M116 489c0-2 0-3-10-11-61-62-77-156-77-232 0-85 19-170 80-232 7-7 7-7 7-8 0-5-3-6-5-6-6 0-51 34-80 97-25 54-31 109-31 149s6 99 32 155c31 61 73 92 79 92 2 0 5-1 5-4z">
            <text:p/>
          </draw:path>
          <draw:path draw:style-name="gr5" draw:text-style-name="P5" draw:layer="layout" svg:width="0.276cm" svg:height="0.223cm" svg:x="20.133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0.443cm" svg:y="10.65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20.755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21.288cm" svg:y="10.48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1.626cm" svg:y="10.514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2.055cm" svg:y="10.5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2.349cm" svg:y="10.654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28cm" svg:height="0.115cm" svg:x="22.72cm" svg:y="10.6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23.255cm" svg:y="10.48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115cm" svg:height="0.492cm" svg:x="23.483cm" svg:y="10.44cm" svg:viewBox="0 0 116 493" svg:d="M116 246c0-37-5-98-33-154-30-60-73-92-77-92-5 0-6 1-6 6 0 1 0 1 10 11 49 49 77 127 77 229 0 86-18 173-80 234-7 6-7 7-7 9 0 3 1 4 6 4 4 0 49-34 78-95 25-55 32-109 32-152z">
            <text:p/>
          </draw:path>
          <draw:path draw:style-name="gr5" draw:text-style-name="P5" draw:layer="layout" svg:width="0.306cm" svg:height="0.335cm" svg:x="23.826cm" svg:y="10.475cm" svg:viewBox="0 0 307 336" svg:d="M50 297c0 18 0 24-37 24h-13v15h286l21-127h-13c-13 75-24 112-109 112h-66c-22 0-24-3-24-20v-132h45c48 0 53 16 53 58h13v-132h-13c0 44-5 59-53 59h-45v-119c0-17 2-20 24-20h64c76 0 89 27 97 96h13l-14-111h-279v15h13c37 0 37 6 37 24z">
            <text:p/>
          </draw:path>
          <draw:path draw:style-name="gr5" draw:text-style-name="P5" draw:layer="layout" svg:width="0.343cm" svg:height="0.348cm" svg:x="24.161cm" svg:y="10.474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20 19 20 34 20 66 0 33 0 54 19 72 20 18 48 21 62 21 39 0 47-41 47-55 0-3 0-8-7-8-4 0-4 4-5 8-3 35-20 44-32 44-24 0-28-26-35-72l-7-39c-9-32-33-48-61-58z">
            <text:p/>
          </draw:path>
          <draw:path draw:style-name="gr5" draw:text-style-name="P5" draw:layer="layout" svg:width="0.343cm" svg:height="0.348cm" svg:x="24.522cm" svg:y="10.474cm" svg:viewBox="0 0 344 349" svg:d="M94 162v-127c0-11 0-17 10-18 5-2 19-2 29-2 45 0 101 2 101 75 0 33-13 72-86 72zM197 169c48-11 87-42 87-79 0-48-56-90-129-90h-155v15h13c37 0 37 6 37 24v259c0 19 0 24-37 24h-13v16c18-2 53-2 73-2 18 0 53 0 71 2v-16h-11c-39 0-39-5-39-24v-124h56c8 0 29 0 46 16 20 19 20 34 20 66 0 33 0 54 19 72 20 18 48 21 62 21 39 0 47-41 47-55 0-3 0-8-7-8-4 0-4 4-5 8-3 35-20 44-32 44-24 0-28-26-35-72l-7-39c-9-32-33-48-61-58z">
            <text:p/>
          </draw:path>
          <draw:path draw:style-name="gr5" draw:text-style-name="P5" draw:layer="layout" svg:width="0.328cm" svg:height="0.359cm" svg:x="24.879cm" svg:y="10.462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5" draw:text-style-name="P5" draw:layer="layout" svg:width="0.343cm" svg:height="0.348cm" svg:x="25.25cm" svg:y="10.474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18 19 18 34 18 66 0 33 0 54 21 72 20 18 48 21 62 21 39 0 47-41 47-55 0-3 0-8-7-8-4 0-4 4-5 8-3 35-20 44-32 44-24 0-28-26-35-72l-7-39c-9-32-33-48-61-58z">
            <text:p/>
          </draw:path>
        </draw:g>
        <draw:connector draw:style-name="gr9" draw:text-style-name="P1" draw:layer="layout" draw:type="lines" svg:x1="11.315cm" svg:y1="8.743cm" svg:x2="11.316cm" svg:y2="9.722cm" draw:start-shape="id6" draw:start-glue-point="2" draw:end-shape="id7" draw:end-glue-point="0" svg:d="M11315 8743v501l1-22v500" svg:viewBox="0 0 2 980">
          <text:p/>
        </draw:connector>
        <draw:custom-shape draw:style-name="gr15" draw:text-style-name="P1" draw:layer="layout" svg:width="9.472cm" svg:height="0.762cm" svg:x="1.422cm" svg:y="10.2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7" draw:id="id7" draw:layer="layout" svg:width="3.032cm" svg:height="0.762cm" svg:x="9.8cm" svg:y="9.7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658cm" fo:page-height="11.9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9-12T10:46:58.902166007</dc:date>
    <meta:editing-duration>PT1H21M40S</meta:editing-duration>
    <meta:editing-cycles>23</meta:editing-cycles>
    <meta:generator>LibreOffice/5.1.4.2$Linux_X86_64 LibreOffice_project/10m0$Build-2</meta:generator>
    <meta:document-statistic meta:object-count="386"/>
  </office:meta>
</office:document-meta>
</file>